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2.801cm" draw:transform="rotate (-1.5688764646177) translate (14.901cm 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4.905cm" svg:y1="3.495cm" svg:x2="18.8cm" svg:y2="3.489cm" draw:start-shape="id1" draw:start-glue-point="4" draw:end-shape="id2" draw:end-glue-point="3" svg:d="M14905 3495h1923v-6h1972" svg:viewBox="0 0 3896 7">
          <text:p/>
        </draw:connector>
        <draw:line draw:style-name="gr3" draw:text-style-name="P2" draw:layer="layout" svg:x1="3.4cm" svg:y1="11.8cm" svg:x2="25.2cm" svg:y2="11.9cm">
          <text:p/>
        </draw:line>
        <draw:line draw:style-name="gr3" draw:text-style-name="P2" draw:layer="layout" svg:x1="12.1cm" svg:y1="2.6cm" svg:x2="6.4cm" svg:y2="2.6cm">
          <text:p/>
        </draw:line>
        <draw:line draw:style-name="gr3" draw:text-style-name="P2" xml:id="id3" draw:id="id3" draw:layer="layout" svg:x1="12.1cm" svg:y1="4.399cm" svg:x2="10.9cm" svg:y2="4.4cm">
          <text:p/>
        </draw:line>
        <draw:connector draw:style-name="gr2" draw:text-style-name="P1" draw:layer="layout" draw:line-skew="-0.058cm" svg:x1="10.9cm" svg:y1="4.399cm" svg:x2="13.474cm" svg:y2="6.615cm" draw:start-shape="id3" draw:start-glue-point="3" svg:d="M10900 4399v1301h2574v915" svg:viewBox="0 0 2575 2217">
          <text:p/>
        </draw:connector>
        <draw:line draw:style-name="gr3" draw:text-style-name="P2" draw:layer="layout" svg:x1="8cm" svg:y1="5.8cm" svg:x2="8cm" svg:y2="2.7cm">
          <text:p/>
        </draw:line>
        <draw:line draw:style-name="gr3" draw:text-style-name="P2" draw:layer="layout" svg:x1="8.1cm" svg:y1="7.9cm" svg:x2="8.1cm" svg:y2="11.8cm">
          <text:p/>
        </draw:line>
        <draw:line draw:style-name="gr3" draw:text-style-name="P2" draw:layer="layout" svg:x1="22.9cm" svg:y1="8.3cm" svg:x2="22.9cm" svg:y2="11.9cm">
          <text:p/>
        </draw:line>
        <draw:line draw:style-name="gr3" draw:text-style-name="P2" draw:layer="layout" svg:x1="16.587cm" svg:y1="6.6cm" svg:x2="16.587cm" svg:y2="3.5cm">
          <text:p/>
        </draw:line>
        <draw:line draw:style-name="gr3" draw:text-style-name="P2" draw:layer="layout" svg:x1="12.3cm" svg:y1="9.8cm" svg:x2="12.3cm" svg:y2="11.8cm">
          <text:p/>
        </draw:line>
        <draw:custom-shape draw:style-name="gr4" draw:text-style-name="P1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6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43cm" svg:height="1.114cm" svg:x="4.957cm" svg:y="1.286cm">
          <draw:text-box draw:corner-radius="0.505cm">
            <text:p><text:span text:style-name="T1">C</text:span><text:span text:style-name="T2">1</text:span></text:p>
          </draw:text-box>
        </draw:frame>
        <draw:frame draw:style-name="gr6" draw:text-style-name="P3" draw:layer="layout" svg:width="1.243cm" svg:height="2.6cm" svg:x="6.5cm" svg:y="6.3cm">
          <draw:text-box draw:corner-radius="0.343cm">
            <text:p><text:span text:style-name="T1">R</text:span><text:span text:style-name="T2">1</text:span></text:p>
          </draw:text-box>
        </draw:frame>
        <draw:frame draw:style-name="gr6" draw:text-style-name="P3" draw:layer="layout" svg:width="1.243cm" svg:height="2.6cm" svg:x="10.857cm" svg:y="8.1cm">
          <draw:text-box draw:corner-radius="0.505cm">
            <text:p><text:span text:style-name="T1">R</text:span><text:span text:style-name="T2">4</text:span></text:p>
          </draw:text-box>
        </draw:frame>
        <draw:frame draw:style-name="gr6" draw:text-style-name="P3" draw:layer="layout" svg:width="1.243cm" svg:height="2.6cm" svg:x="14.657cm" svg:y="6.9cm">
          <draw:text-box draw:corner-radius="0.505cm">
            <text:p><text:span text:style-name="T1">R</text:span><text:span text:style-name="T2">3</text:span></text:p>
          </draw:text-box>
        </draw:frame>
        <draw:frame draw:style-name="gr6" draw:text-style-name="P3" draw:layer="layout" svg:width="1.243cm" svg:height="2.6cm" svg:x="19.3cm" svg:y="2.1cm">
          <draw:text-box draw:corner-radius="0.505cm">
            <text:p><text:span text:style-name="T1">R</text:span><text:span text:style-name="T2">2</text:span></text:p>
          </draw:text-box>
        </draw:frame>
        <draw:frame draw:style-name="gr6" draw:text-style-name="P3" draw:layer="layout" svg:width="1.243cm" svg:height="2.6cm" svg:x="20.957cm" svg:y="6.3cm">
          <draw:text-box draw:corner-radius="0.505cm">
            <text:p><text:span text:style-name="T1">C</text:span><text:span text:style-name="T2">2</text:span></text:p>
          </draw:text-box>
        </draw:frame>
        <draw:custom-shape draw:style-name="gr4" draw:text-style-name="P1" xml:id="id4" draw:id="id4" draw:layer="layout" svg:width="0.4cm" svg:height="0.4cm" svg:x="22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0.875cm" svg:y1="3.489cm" svg:x2="22.7cm" svg:y2="3.5cm" draw:start-shape="id2" draw:start-glue-point="1" draw:end-shape="id4" draw:end-glue-point="6" svg:d="M20875 3489h937v11h888" svg:viewBox="0 0 1826 12">
          <text:p/>
        </draw:connector>
        <draw:connector draw:style-name="gr2" draw:text-style-name="P1" draw:layer="layout" svg:x1="22.9cm" svg:y1="3.7cm" svg:x2="22.9cm" svg:y2="6cm" draw:start-shape="id4" draw:start-glue-point="8" draw:end-shape="id5" draw:end-glue-point="0" svg:d="M22900 3700v2300" svg:viewBox="0 0 1 2301">
          <text:p/>
        </draw:connector>
        <draw:line draw:style-name="gr3" draw:text-style-name="P2" draw:layer="layout" svg:x1="4.3cm" svg:y1="2.6cm" svg:x2="3cm" svg:y2="2.6cm">
          <text:p/>
        </draw:line>
        <draw:custom-shape draw:style-name="gr4" draw:text-style-name="P1" draw:layer="layout" svg:width="0.401cm" svg:height="0.4cm" svg:x="3.0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01cm" svg:height="0.4cm" svg:x="2.794cm" svg:y="2.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2cm" svg:height="3.35cm" svg:x="12.1cm" svg:y="2.05cm">
          <draw:text-box>
            <text:p>+</text:p>
            <text:p/>
            <text:p><text:span text:style-name="T3">OPAMP</text:span></text:p>
            <text:p>-</text:p>
          </draw:text-box>
        </draw:frame>
        <draw:custom-shape draw:style-name="gr4" draw:text-style-name="P1" draw:layer="layout" svg:width="0.4cm" svg:height="0.4cm" svg:x="24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3cm" svg:y1="3.5cm" svg:x2="25.1cm" svg:y2="3.5cm">
          <text:p/>
        </draw:line>
        <draw:custom-shape draw:style-name="gr4" draw:text-style-name="P1" draw:layer="layout" svg:width="0.4cm" svg:height="0.4cm" svg:x="24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5cm" svg:y1="2.6cm" svg:x2="5.2cm" svg:y2="2.6cm">
          <text:p/>
        </draw:line>
        <draw:line draw:style-name="gr3" draw:text-style-name="P2" xml:id="id5" draw:id="id5" draw:layer="layout" svg:x1="22.9cm" svg:y1="6cm" svg:x2="22.9cm" svg:y2="6.5cm">
          <text:p/>
        </draw:line>
        <draw:line draw:style-name="gr3" draw:text-style-name="P2" draw:layer="layout" svg:x1="22.9cm" svg:y1="7.2cm" svg:x2="22.9cm" svg:y2="8.4cm">
          <text:p/>
        </draw:line>
        <draw:line draw:style-name="gr3" draw:text-style-name="P2" draw:layer="layout" svg:x1="12.2cm" svg:y1="5.7cm" svg:x2="12.2cm" svg:y2="7.7cm">
          <text:p/>
        </draw:line>
        <draw:g>
          <draw:line draw:style-name="gr8" draw:text-style-name="P4" draw:layer="layout" svg:x1="16.1cm" svg:y1="6.557cm" svg:x2="15.962cm" svg:y2="6.947cm">
            <text:p/>
          </draw:line>
          <draw:line draw:style-name="gr8" draw:text-style-name="P4" draw:layer="layout" svg:x1="15.554cm" svg:y1="6.199cm" svg:x2="15.965cm" svg:y2="6.946cm">
            <text:p/>
          </draw:line>
          <draw:line draw:style-name="gr8" draw:text-style-name="P4" draw:layer="layout" svg:x1="14.864cm" svg:y1="6.201cm" svg:x2="14.572cm" svg:y2="6.995cm">
            <text:p/>
          </draw:line>
          <draw:line draw:style-name="gr8" draw:text-style-name="P4" draw:layer="layout" svg:x1="15.57cm" svg:y1="6.179cm" svg:x2="15.278cm" svg:y2="6.973cm">
            <text:p/>
          </draw:line>
          <draw:line draw:style-name="gr8" draw:text-style-name="P4" draw:layer="layout" svg:x1="14.849cm" svg:y1="6.206cm" svg:x2="15.26cm" svg:y2="6.953cm">
            <text:p/>
          </draw:line>
          <draw:line draw:style-name="gr8" draw:text-style-name="P4" draw:layer="layout" svg:x1="14.153cm" svg:y1="6.253cm" svg:x2="14.564cm" svg:y2="7cm">
            <text:p/>
          </draw:line>
          <draw:line draw:style-name="gr8" draw:text-style-name="P4" draw:layer="layout" svg:x1="14.163cm" svg:y1="6.29cm" svg:x2="14.025cm" svg:y2="6.68cm">
            <text:p/>
          </draw:line>
        </draw:g>
        <draw:g>
          <draw:line draw:style-name="gr9" draw:text-style-name="P4" draw:layer="layout" svg:x1="4.1cm" svg:y1="2.579cm" svg:x2="4.589cm" svg:y2="2.577cm">
            <text:p/>
          </draw:line>
          <draw:line draw:style-name="gr9" draw:text-style-name="P4" draw:layer="layout" svg:x1="4.597cm" svg:y1="3.252cm" svg:x2="4.592cm" svg:y2="1.903cm">
            <text:p/>
          </draw:line>
          <draw:line draw:style-name="gr9" draw:text-style-name="P4" draw:layer="layout" svg:x1="5.089cm" svg:y1="3.249cm" svg:x2="5.084cm" svg:y2="1.9cm">
            <text:p/>
          </draw:line>
          <draw:line draw:style-name="gr9" draw:text-style-name="P4" draw:layer="layout" svg:x1="5.084cm" svg:y1="2.574cm" svg:x2="5.573cm" svg:y2="2.572cm">
            <text:p/>
          </draw:line>
        </draw:g>
        <draw:line draw:style-name="gr3" draw:text-style-name="P2" draw:layer="layout" svg:x1="16.1cm" svg:y1="6.6cm" svg:x2="16.6cm" svg:y2="6.6cm">
          <text:p/>
        </draw:line>
        <draw:line draw:style-name="gr3" draw:text-style-name="P2" draw:layer="layout" svg:x1="13.5cm" svg:y1="6.6cm" svg:x2="14cm" svg:y2="6.6cm">
          <text:p/>
        </draw:line>
        <draw:g xml:id="id2" draw:id="id2">
          <draw:line draw:style-name="gr8" draw:text-style-name="P4" draw:layer="layout" svg:x1="20.875cm" svg:y1="3.457cm" svg:x2="20.737cm" svg:y2="3.847cm">
            <text:p/>
          </draw:line>
          <draw:line draw:style-name="gr8" draw:text-style-name="P4" draw:layer="layout" svg:x1="20.329cm" svg:y1="3.099cm" svg:x2="20.74cm" svg:y2="3.846cm">
            <text:p/>
          </draw:line>
          <draw:line draw:style-name="gr8" draw:text-style-name="P4" draw:layer="layout" svg:x1="19.639cm" svg:y1="3.101cm" svg:x2="19.347cm" svg:y2="3.895cm">
            <text:p/>
          </draw:line>
          <draw:line draw:style-name="gr8" draw:text-style-name="P4" draw:layer="layout" svg:x1="20.345cm" svg:y1="3.079cm" svg:x2="20.053cm" svg:y2="3.873cm">
            <text:p/>
          </draw:line>
          <draw:line draw:style-name="gr8" draw:text-style-name="P4" draw:layer="layout" svg:x1="19.624cm" svg:y1="3.106cm" svg:x2="20.035cm" svg:y2="3.853cm">
            <text:p/>
          </draw:line>
          <draw:line draw:style-name="gr8" draw:text-style-name="P4" draw:layer="layout" svg:x1="18.928cm" svg:y1="3.153cm" svg:x2="19.339cm" svg:y2="3.9cm">
            <text:p/>
          </draw:line>
          <draw:line draw:style-name="gr8" draw:text-style-name="P4" draw:layer="layout" svg:x1="18.938cm" svg:y1="3.19cm" svg:x2="18.8cm" svg:y2="3.58cm">
            <text:p/>
          </draw:line>
        </draw:g>
        <draw:g>
          <draw:line draw:style-name="gr9" draw:text-style-name="P4" draw:layer="layout" svg:x1="22.878cm" svg:y1="6.127cm" svg:x2="22.877cm" svg:y2="6.616cm">
            <text:p/>
          </draw:line>
          <draw:line draw:style-name="gr9" draw:text-style-name="P4" draw:layer="layout" svg:x1="22.201cm" svg:y1="6.619cm" svg:x2="23.55cm" svg:y2="6.622cm">
            <text:p/>
          </draw:line>
          <draw:line draw:style-name="gr9" draw:text-style-name="P4" draw:layer="layout" svg:x1="22.2cm" svg:y1="7.112cm" svg:x2="23.549cm" svg:y2="7.115cm">
            <text:p/>
          </draw:line>
          <draw:line draw:style-name="gr9" draw:text-style-name="P4" draw:layer="layout" svg:x1="22.876cm" svg:y1="7.111cm" svg:x2="22.875cm" svg:y2="7.6cm">
            <text:p/>
          </draw:line>
        </draw:g>
        <draw:g>
          <draw:line draw:style-name="gr8" draw:text-style-name="P4" draw:layer="layout" svg:x1="7.907cm" svg:y1="5.8cm" svg:x2="8.302cm" svg:y2="5.925cm">
            <text:p/>
          </draw:line>
          <draw:line draw:style-name="gr8" draw:text-style-name="P4" draw:layer="layout" svg:x1="7.567cm" svg:y1="6.358cm" svg:x2="8.3cm" svg:y2="5.923cm">
            <text:p/>
          </draw:line>
          <draw:line draw:style-name="gr8" draw:text-style-name="P4" draw:layer="layout" svg:x1="7.592cm" svg:y1="7.047cm" svg:x2="8.395cm" svg:y2="7.313cm">
            <text:p/>
          </draw:line>
          <draw:line draw:style-name="gr8" draw:text-style-name="P4" draw:layer="layout" svg:x1="7.547cm" svg:y1="6.343cm" svg:x2="8.35cm" svg:y2="6.609cm">
            <text:p/>
          </draw:line>
          <draw:line draw:style-name="gr8" draw:text-style-name="P4" draw:layer="layout" svg:x1="7.597cm" svg:y1="7.062cm" svg:x2="8.33cm" svg:y2="6.627cm">
            <text:p/>
          </draw:line>
          <draw:line draw:style-name="gr8" draw:text-style-name="P4" draw:layer="layout" svg:x1="7.667cm" svg:y1="7.756cm" svg:x2="8.4cm" svg:y2="7.321cm">
            <text:p/>
          </draw:line>
          <draw:line draw:style-name="gr8" draw:text-style-name="P4" draw:layer="layout" svg:x1="7.704cm" svg:y1="7.745cm" svg:x2="8.099cm" svg:y2="7.87cm">
            <text:p/>
          </draw:line>
        </draw:g>
        <draw:g>
          <draw:line draw:style-name="gr8" draw:text-style-name="P4" draw:layer="layout" svg:x1="12.16cm" svg:y1="7.7cm" svg:x2="12.555cm" svg:y2="7.825cm">
            <text:p/>
          </draw:line>
          <draw:line draw:style-name="gr8" draw:text-style-name="P4" draw:layer="layout" svg:x1="11.82cm" svg:y1="8.258cm" svg:x2="12.553cm" svg:y2="7.823cm">
            <text:p/>
          </draw:line>
          <draw:line draw:style-name="gr8" draw:text-style-name="P4" draw:layer="layout" svg:x1="11.845cm" svg:y1="8.947cm" svg:x2="12.648cm" svg:y2="9.213cm">
            <text:p/>
          </draw:line>
          <draw:line draw:style-name="gr8" draw:text-style-name="P4" draw:layer="layout" svg:x1="11.8cm" svg:y1="8.243cm" svg:x2="12.603cm" svg:y2="8.509cm">
            <text:p/>
          </draw:line>
          <draw:line draw:style-name="gr8" draw:text-style-name="P4" draw:layer="layout" svg:x1="11.85cm" svg:y1="8.962cm" svg:x2="12.583cm" svg:y2="8.527cm">
            <text:p/>
          </draw:line>
          <draw:line draw:style-name="gr8" draw:text-style-name="P4" draw:layer="layout" svg:x1="11.92cm" svg:y1="9.656cm" svg:x2="12.653cm" svg:y2="9.221cm">
            <text:p/>
          </draw:line>
          <draw:line draw:style-name="gr8" draw:text-style-name="P4" draw:layer="layout" svg:x1="11.957cm" svg:y1="9.645cm" svg:x2="12.352cm" svg:y2="9.77cm">
            <text:p/>
          </draw:line>
        </draw:g>
        <draw:frame draw:style-name="gr10" draw:text-style-name="P3" draw:layer="layout" svg:width="1.104cm" svg:height="1.114cm" svg:x="2.6cm" svg:y="6.586cm">
          <draw:text-box draw:corner-radius="0.3cm">
            <text:p><text:span text:style-name="T1">v</text:span><text:span text:style-name="T2">in</text:span></text:p>
          </draw:text-box>
        </draw:frame>
        <draw:frame draw:style-name="gr10" draw:text-style-name="P3" draw:layer="layout" svg:width="1.328cm" svg:height="1.114cm" svg:x="24.372cm" svg:y="6.7cm">
          <draw:text-box draw:corner-radius="0.505cm">
            <text:p><text:span text:style-name="T1">v</text:span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8T15:34:04.836957571</dc:date>
    <meta:editing-duration>PT21M33S</meta:editing-duration>
    <meta:editing-cycles>9</meta:editing-cycles>
    <meta:generator>LibreOffice/6.4.6.2$Linux_X86_64 LibreOffice_project/40$Build-2</meta:generator>
    <meta:document-statistic meta:object-count="79"/>
  </office:meta>
</office:document-meta>
</file>